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ArgumentResolver.addRequestValue( String name , Object value , MethodParameter parameter , HttpRequestValues . Builder request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t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tArgumentResolver.RequestPartArgumentResolver( ReactiveAdapterRegistry reactive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